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6231" officeooo:paragraph-rsid="00146231"/>
    </style:style>
    <style:style style:name="P2" style:family="paragraph" style:parent-style-name="Standard">
      <style:text-properties officeooo:rsid="0016a4ea" officeooo:paragraph-rsid="0016a4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ACTICA 10 GOHP Ángel Ruiz Fernandez</text:p>
      <text:p text:style-name="P1"/>
      <text:p text:style-name="P1">CASO 1</text:p>
      <text:p text:style-name="P1">a.</text:p>
      <text:p text:style-name="P1"><text:tab/>Claramente la integración del empleado del primer caso es mucho mejor a la del segundo caso. El primer día es muy importante ya que es el que determina si el recibimiento está a la altura de la expectativa, o por lo menos no empiecen a despreciarte como en el caso 2. Además tener una persona de referencia es importante para coger el ritmo de trabajo y tener algo de idea y dirección de lo que se tiene que hacer. Además en el segundo caso se da a entender que el trabajo sería evaluado bajo constante escrutinio, lo cual produce una ansiedad. </text:p>
      <text:p text:style-name="P1"><text:tab/>Yo elegiría obviamente el primer caso por las razones expuestas, aunque ojala en el mercado laboral fuera así de fácil la elección, y la información de como es trabajar en una empresa tan accesible.</text:p>
      <text:p text:style-name="P1"/>
      <text:p text:style-name="P1">b. </text:p>
      <text:p text:style-name="P1"><text:tab/>Yo para empezar tendría mínimamente preparado un puesto de trabajo, que es literalmente necesario higienicamente para llevar a cabo cualquier trabajo, dejarse esto me parece de un descuido importante. Después sería algo mas abierto y simpático, ya que el trabajo no es solo el trabajo en si mismo, sino que las relaciones humanas son necesarias para esta sociedad, y que sean relaciones amistosas las agiliza motivando además al empleado. También designaría a algún otro trabajador con experiencia y sin mucha carga para que esté pendiente del nuevo ingreso, y haría su trabajo cómodo dentro de lo posible, dejando que se adapte al ritmo de la empresa sin imponer evaluaciones o cuotas, o deadlines rígidas al principio. Y adicionalmente sería buena idea organizar convivencias de empleados informales.</text:p>
      <text:p text:style-name="P1"/>
      <text:p text:style-name="P1">CASO 2</text:p>
      <text:p text:style-name="P1">a. </text:p>
      <text:p text:style-name="P1"><text:tab/>La principal ventaja del teletrabajo es la comodidad, el no tener que conmutar, el ahorro del transporte, el estar en la comodidad de tu hogar en un entorno acogedor, etc. Luego, a algunas personas, trabajar con personas les agobia y prefieren trabajar tranquilamente en solitario sin ser observados.</text:p>
      <text:p text:style-name="P1"><text:tab/>Pero esto es una espada de doble filo porque el trabajar solo impide la comunicación presencial que a menudo es mas eficaz que un email, y el trabajar en casa hace que uno sea mas propenso a las distracciones que el estar en grupo en el trabajo impediría.</text:p>
      <text:p text:style-name="P1"/>
      <text:p text:style-name="P1">b.</text:p>
      <text:p text:style-name="P1"><text:tab/>Dependería de que tipo de trabajo, pero no sabría responder a esta pregunta porque por un lado me gusta mucho la idea de levantarme tranquilamente por la mañana y trabajar en pijama, pero por otro me gustaría socializar con mis compañeros.</text:p>
      <text:p text:style-name="P1"/>
      <text:p text:style-name="P1">c.</text:p>
      <text:p text:style-name="P1"><text:tab/>Por supuesto que lo ofrecería, porque es cierto que podría aumentar la flexibilidad y productividad de las personas, si lo prefieren.</text:p>
      <text:p text:style-name="P1"/>
      <text:p text:style-name="P1">CASO 3</text:p>
      <text:p text:style-name="P1"><text:tab/>Considero que la IA no es una herramienta mágica que lo haga todo, y sobretodo bajo ninguna circunstancia se debe delegar un trabajo tan importante y tan humano como los recursos humanos a maquina. Pero bajo las condiciones adecuadas, supervisión, y para trabajo repetitivo de volumen, está bien.</text:p>
      <text:p text:style-name="P1"><text:tab/>Tal como en reclutamiento y selección de CVs donde podrían servir como primer filtro donde haya una cantidad inmanejable de solicitudes, y dejar un subconjunto manejable para el escrutinio de los humanos.</text:p>
      <text:p text:style-name="P1"><text:soft-page-break/><text:tab/>En cuanto a planificación de necesidades de personal, estoy casi seguro de que debe de haber herramientas de automatización ya sin IAs, pero no veo que sea un problema al cual valga la pena aplicarle IA. Como he dicho la IA es una herramienta muy potente para ciertos problemas, no vale para todo, o no tiene sentido aplicarlo a otro siendo mas fácil hacer algoritmos deterministas.</text:p>
      <text:p text:style-name="P1"><text:tab/>La integración es algo sumamente humano y personalizado a cada empleado que requiere de relaciones humanas, y por tanto imposible de automatizar de ninguna forma.</text:p>
      <text:p text:style-name="P1"><text:tab/>En cuanto a evaluación y formación siendo el input formularios, igual sería posible aplicar IA cuantificando propiedades, la pregunta es si sería buena idea dejar el futuro de los empleos en maquinas no deterministas. Con la remuneración ocurre lo mismo.</text:p>
      <text:p text:style-name="P1"><text:tab/>Y la participación, no creo que tenga sentido meter a la IA ahí.</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4T00:56:52.933639739</meta:creation-date>
    <dc:date>2023-12-04T02:29:44.834231989</dc:date>
    <meta:editing-duration>PT1H32M52S</meta:editing-duration>
    <meta:editing-cycles>2</meta:editing-cycles>
    <meta:generator>LibreOffice/7.4.7.2$Linux_X86_64 LibreOffice_project/40$Build-2</meta:generator>
    <meta:document-statistic meta:table-count="0" meta:image-count="0" meta:object-count="0" meta:page-count="2" meta:paragraph-count="22" meta:word-count="660" meta:character-count="3914" meta:non-whitespace-character-count="3260"/>
  </office:meta>
</office:document-meta>
</file>